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8pt" officeooo:rsid="001f31c7" officeooo:paragraph-rsid="001f31c7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size="66pt" officeooo:rsid="001f31c7" officeooo:paragraph-rsid="001f31c7" style:font-size-asian="66pt" style:font-size-complex="66pt"/>
    </style:style>
    <style:style style:name="P4" style:family="paragraph" style:parent-style-name="Standard">
      <style:paragraph-properties fo:text-align="center" style:justify-single-word="false"/>
      <style:text-properties fo:font-size="24pt" officeooo:rsid="001f31c7" officeooo:paragraph-rsid="001f31c7" style:font-size-asian="21pt" style:font-size-complex="24pt"/>
    </style:style>
    <style:style style:name="P5" style:family="paragraph" style:parent-style-name="Standard">
      <style:paragraph-properties fo:text-align="center" style:justify-single-word="false"/>
      <style:text-properties fo:font-size="24pt" officeooo:rsid="002856e8" officeooo:paragraph-rsid="002856e8" style:font-size-asian="21pt" style:font-size-complex="24pt"/>
    </style:style>
    <style:style style:name="P6" style:family="paragraph" style:parent-style-name="Standard">
      <style:paragraph-properties fo:text-align="start" style:justify-single-word="false"/>
      <style:text-properties fo:font-size="24pt" officeooo:rsid="002856e8" officeooo:paragraph-rsid="002856e8" style:font-size-asian="21pt" style:font-size-complex="24pt"/>
    </style:style>
    <style:style style:name="P7" style:family="paragraph" style:parent-style-name="Standard">
      <style:paragraph-properties fo:text-align="center" style:justify-single-word="false"/>
      <style:text-properties fo:font-size="24pt" officeooo:rsid="001f31c7" officeooo:paragraph-rsid="001f31c7" style:font-size-asian="24pt" style:font-size-complex="24pt"/>
    </style:style>
    <style:style style:name="P8" style:family="paragraph" style:parent-style-name="Standard">
      <style:paragraph-properties fo:text-align="start" style:justify-single-word="false"/>
      <style:text-properties fo:font-size="20pt" officeooo:rsid="001f31c7" officeooo:paragraph-rsid="001f31c7" style:font-size-asian="17.5pt" style:font-size-complex="20pt"/>
    </style:style>
    <style:style style:name="P9" style:family="paragraph" style:parent-style-name="Standard">
      <style:paragraph-properties fo:text-align="start" style:justify-single-word="false"/>
      <style:text-properties fo:font-size="15pt" officeooo:rsid="001f31c7" officeooo:paragraph-rsid="001f31c7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fo:font-size="15pt" officeooo:rsid="001f31c7" officeooo:paragraph-rsid="00215619" style:font-size-asian="15pt" style:font-size-complex="15pt"/>
    </style:style>
    <style:style style:name="P11" style:family="paragraph" style:parent-style-name="Standard">
      <style:paragraph-properties fo:text-align="start" style:justify-single-word="false"/>
      <style:text-properties fo:font-size="15pt" officeooo:rsid="001f31c7" officeooo:paragraph-rsid="001f31c7" style:font-size-asian="13.1000003814697pt" style:font-size-complex="15pt"/>
    </style:style>
    <style:style style:name="P12" style:family="paragraph" style:parent-style-name="Standard">
      <style:paragraph-properties fo:text-align="start" style:justify-single-word="false"/>
      <style:text-properties fo:font-size="15pt" officeooo:rsid="002119d1" officeooo:paragraph-rsid="002119d1" style:font-size-asian="13.1000003814697pt" style:font-size-complex="15pt"/>
    </style:style>
    <style:style style:name="P13" style:family="paragraph" style:parent-style-name="Standard">
      <style:paragraph-properties fo:text-align="center" style:justify-single-word="false"/>
      <style:text-properties fo:font-size="15pt" officeooo:rsid="002119d1" officeooo:paragraph-rsid="002119d1" style:font-size-asian="13.1000003814697pt" style:font-size-complex="15pt"/>
    </style:style>
    <style:style style:name="P14" style:family="paragraph" style:parent-style-name="Standard">
      <style:paragraph-properties fo:text-align="start" style:justify-single-word="false"/>
      <style:text-properties fo:font-size="15pt" officeooo:rsid="00215619" officeooo:paragraph-rsid="00215619" style:font-size-asian="13.1000003814697pt" style:font-size-complex="15pt"/>
    </style:style>
    <style:style style:name="P15" style:family="paragraph" style:parent-style-name="Standard">
      <style:paragraph-properties fo:text-align="start" style:justify-single-word="false"/>
      <style:text-properties fo:font-size="15pt" officeooo:rsid="0022e7b9" officeooo:paragraph-rsid="0022e7b9" style:font-size-asian="13.1000003814697pt" style:font-size-complex="15pt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size="24pt" fo:font-weight="normal" officeooo:rsid="001f31c7" officeooo:paragraph-rsid="00215619" style:font-size-asian="24pt" style:font-weight-asian="normal" style:font-name-complex="Times" style:font-size-complex="24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5pt" officeooo:rsid="00215619" officeooo:paragraph-rsid="00215619" style:font-size-asian="13.1000003814697pt" style:font-size-complex="15pt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5pt" officeooo:rsid="0022e7b9" officeooo:paragraph-rsid="0022e7b9" style:font-size-asian="13.1000003814697pt" style:font-size-complex="15pt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5pt" officeooo:rsid="0022e7b9" officeooo:paragraph-rsid="0022e7b9" style:font-size-asian="13.1000003814697pt" style:font-size-complex="15pt"/>
    </style:style>
    <style:style style:name="P20" style:family="paragraph" style:parent-style-name="Standard" style:list-style-name="L3">
      <style:paragraph-properties fo:text-align="start" style:justify-single-word="false"/>
      <style:text-properties fo:font-size="15pt" officeooo:rsid="0025eac2" officeooo:paragraph-rsid="0025eac2" style:font-size-asian="13.1000003814697pt" style:font-size-complex="15pt"/>
    </style:style>
    <style:style style:name="P21" style:family="paragraph" style:parent-style-name="Standard">
      <style:paragraph-properties fo:text-align="center" style:justify-single-word="false"/>
      <style:text-properties fo:font-size="15pt" officeooo:rsid="002119d1" officeooo:paragraph-rsid="002119d1" style:font-size-asian="13.1000003814697pt" style:font-size-complex="15pt"/>
    </style:style>
    <style:style style:name="P22" style:family="paragraph" style:parent-style-name="Standard">
      <style:paragraph-properties fo:text-align="start" style:justify-single-word="false"/>
      <style:text-properties fo:font-size="15pt" officeooo:rsid="002a1a0f" officeooo:paragraph-rsid="002a1a0f" style:font-size-asian="15pt" style:font-size-complex="15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215619" style:font-size-asian="13pt" style:font-size-complex="13pt"/>
    </style:style>
    <style:style style:name="T3" style:family="text">
      <style:text-properties fo:font-size="13pt" officeooo:rsid="002856e8" style:font-size-asian="13pt" style:font-size-complex="13pt"/>
    </style:style>
    <style:style style:name="T4" style:family="text">
      <style:text-properties officeooo:rsid="002119d1"/>
    </style:style>
    <style:style style:name="T5" style:family="text">
      <style:text-properties officeooo:rsid="00215619"/>
    </style:style>
    <style:style style:name="T6" style:family="text">
      <style:text-properties style:font-name="Liberation Serif" fo:font-weight="normal" style:font-weight-asian="normal" style:font-name-complex="Times" style:font-weight-complex="normal"/>
    </style:style>
    <style:style style:name="T7" style:family="text">
      <style:text-properties officeooo:rsid="0022e7b9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5pt" officeooo:rsid="002a1a0f" style:font-size-asian="15pt" style:font-size-complex="15pt"/>
    </style:style>
    <style:style style:name="T10" style:family="text">
      <style:text-properties officeooo:rsid="0024c9f0"/>
    </style:style>
    <style:style style:name="T11" style:family="text">
      <style:text-properties officeooo:rsid="00273d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7">Projet Android</text:p>
      <text:p text:style-name="P2"/>
      <text:p text:style-name="P3">SUDOKU</text:p>
      <text:p text:style-name="P3"/>
      <text:p text:style-name="P3"/>
      <text:p text:style-name="P3"/>
      <text:p text:style-name="P3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>Sommaire</text:p>
      <text:p text:style-name="P4"/>
      <text:p text:style-name="P8"/>
      <text:p text:style-name="P8"/>
      <text:p text:style-name="P9">1) <text:s/>Approche du sujet pour la mise en œuvre du sudoku……………….<text:span text:style-name="T1">p3</text:span></text:p>
      <text:p text:style-name="P10"/>
      <text:p text:style-name="P10">2) <text:span text:style-name="T6">Analyse descendante………………………………………………</text:span>...<text:span text:style-name="T2">p4</text:span></text:p>
      <text:p text:style-name="P10"/>
      <text:p text:style-name="P10"><text:span text:style-name="T5">3</text:span>) <text:span text:style-name="T5">Benchmark…………………………………………………………</text:span>..<text:span text:style-name="T3">p5</text:span></text:p>
      <text:p text:style-name="P10"/>
      <text:p text:style-name="P9"><text:span text:style-name="T5">4</text:span>) Présentation via mes WireFrame…………………………………….</text:p>
      <text:p text:style-name="P9"/>
      <text:p text:style-name="P9"><text:span text:style-name="T5">5</text:span>) Modèle de données…………………………………………………..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Approche <text:span text:style-name="T11">du projet</text:span></text:p>
      <text:p text:style-name="P7"/>
      <text:p text:style-name="P7"/>
      <text:p text:style-name="P7"/>
      <text:p text:style-name="P7"/>
      <text:p text:style-name="P11"><text:tab/><text:span text:style-name="T4">Mon choix s’est porté sur le sudoku. Alors de là je me suis rappelé son visuel afin de savoir comment il sera représenté dans l’application. </text:span></text:p>
      <text:p text:style-name="P12">Ensuite il me fallait pensait à son remplissage, donc j’ai pensais à des variables que je stockerais dans un tableau pour facilité les test et conditions à venir pour respecter les règles du Sudoku.</text:p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><text:soft-page-break/></text:p>
      <text:p text:style-name="P16"/>
      <text:p text:style-name="P16"/>
      <text:p text:style-name="P16">Analyse descendante</text:p>
      <text:p text:style-name="P16"/>
      <text:p text:style-name="P16"/>
      <text:p text:style-name="P12"/>
      <text:p text:style-name="P12"><text:tab/><text:span text:style-name="T5">Notre application devra être le plus intuitif possible car elle touchera une grande majorité de la population des plus jeunes aux adultes.</text:span></text:p>
      <text:p text:style-name="P12"/>
      <text:p text:style-name="P14">Les Fonctionnalité souhaité sont les suivantes :</text:p>
      <text:p text:style-name="P14"/>
      <text:list xml:id="list1880292413" text:style-name="L1">
        <text:list-item>
          <text:p text:style-name="P17">Le jeu sera réalisé en 2D</text:p>
        </text:list-item>
        <text:list-item>
          <text:p text:style-name="P17">1 niveau didacticiel pour en apprendre le concept</text:p>
        </text:list-item>
        <text:list-item>
          <text:p text:style-name="P17">2 modes de difficultés</text:p>
        </text:list-item>
        <text:list-item>
          <text:p text:style-name="P17">1 menu de sélection</text:p>
        </text:list-item>
        <text:list-item>
          <text:p text:style-name="P17">1 classement des meilleurs performance <text:span text:style-name="T7">en local</text:span></text:p>
        </text:list-item>
      </text:list>
      <text:p text:style-name="P14"/>
      <text:p text:style-name="P15">Dans le cadre de l’équipe actuelle les options réalisables seront :</text:p>
      <text:list xml:id="list3447392844" text:style-name="L2">
        <text:list-item>
          <text:p text:style-name="P18">La mise en place de l’interface :</text:p>
          <text:p text:style-name="P18">Menu, espace de jeu, options graphiques.</text:p>
        </text:list-item>
      </text:list>
      <text:p text:style-name="P15"/>
      <text:p text:style-name="P15">Si plus de compétences nous aimerions élaborer:</text:p>
      <text:list xml:id="list1065132108" text:style-name="L3">
        <text:list-item>
          <text:p text:style-name="P19">un partage sur les réseaux sociaux</text:p>
        </text:list-item>
        <text:list-item>
          <text:p text:style-name="P19">un système de classement en ligne des meilleurs performance</text:p>
        </text:list-item>
        <text:list-item>
          <text:p text:style-name="P19">le choix de plusieurs niveaux de difficulté (grilles enfants/adultes ++)</text:p>
        </text:list-item>
        <text:list-item>
          <text:p text:style-name="P19">une interface de connexion via compte google <text:span text:style-name="T10">(API)</text:span></text:p>
        </text:list-item>
        <text:list-item>
          <text:p text:style-name="P19">une base de données pour conservé le profil et les données de jeu du joueur</text:p>
        </text:list-item>
        <text:list-item>
          <text:p text:style-name="P20">nos son pour l’interaction avec notre application ainsi qu’un fond musical</text:p>
        </text:list-item>
      </text:list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>Benchmark</text:p>
      <text:p text:style-name="P5"/>
      <text:p text:style-name="P6"><text:tab/><text:span text:style-name="T8">Alors suite à un passage sur la plateforme ‘PlayStore’ nos concurrent </text:span></text:p>
      <text:p text:style-name="P6"><text:span text:style-name="T8">peu propose à la fois un contenu</text:span><text:span text:style-name="T9"> enfant et adulte. Les deux étant associé faisant donc la force de notre application. </text:span></text:p>
      <text:p text:style-name="P22">Le nombre de téléchargement sur la plateforme tourne de quelques milliers (500k) à plus de quelques millions (10M ou plus).</text:p>
      <text:p text:style-name="P22">Dans le cadre de la première mise en ligne il serait peut être avisé de faire valoir notre application par des annonceur pour augmenter notre indexation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07:36:22.501000000</meta:creation-date>
    <dc:date>2019-02-15T11:01:10.398000000</dc:date>
    <meta:editing-duration>PT2H30M18S</meta:editing-duration>
    <meta:editing-cycles>9</meta:editing-cycles>
    <meta:generator>LibreOffice/5.3.6.1$Windows_x86 LibreOffice_project/686f202eff87ef707079aeb7f485847613344eb7</meta:generator>
    <meta:document-statistic meta:table-count="0" meta:image-count="0" meta:object-count="0" meta:page-count="5" meta:paragraph-count="34" meta:word-count="333" meta:character-count="2027" meta:non-whitespace-character-count="1734"/>
  </office:meta>
</office:document-meta>
</file>